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style>
    <style:style style:name="P4" style:family="paragraph" style:parent-style-name="Standard">
      <style:text-properties style:font-name="Arial" fo:font-size="11pt" fo:font-weight="bold" style:font-size-asian="11pt" style:font-weight-asian="bold" style:font-name-complex="Arial1" style:font-size-complex="11pt"/>
    </style:style>
    <style:style style:name="P5" style:family="paragraph" style:parent-style-name="Standard">
      <style:text-properties style:font-name="Arial" fo:font-size="11pt" fo:font-weight="bold" officeooo:rsid="0002983e" officeooo:paragraph-rsid="0002983e" style:font-size-asian="11pt" style:font-weight-asian="bold" style:font-name-complex="Arial1" style:font-size-complex="11pt"/>
    </style:style>
    <style:style style:name="P6" style:family="paragraph" style:parent-style-name="Standard">
      <style:text-properties style:font-name="Arial" fo:font-size="11pt" style:font-size-asian="11pt" style:font-name-complex="Arial1" style:font-size-complex="11pt"/>
    </style:style>
    <style:style style:name="P7" style:family="paragraph" style:parent-style-name="Standard">
      <style:text-properties style:font-name="Arial" fo:font-size="11pt" officeooo:rsid="0002983e" officeooo:paragraph-rsid="0002983e" style:font-size-asian="11pt" style:font-name-complex="Arial1" style:font-size-complex="11pt"/>
    </style:style>
    <style:style style:name="P8" style:family="paragraph" style:parent-style-name="Standard">
      <style:text-properties style:font-name="Arial" fo:font-size="11pt" officeooo:paragraph-rsid="0002983e" style:font-size-asian="11pt" style:font-name-complex="Arial1" style:font-size-complex="11pt"/>
    </style:style>
    <style:style style:name="P9" style:family="paragraph" style:parent-style-name="Standard">
      <style:text-properties style:font-name="Arial" fo:font-size="11pt" style:font-size-asian="11pt" style:language-asian="nb" style:country-asian="NO" style:font-name-complex="Arial1" style:font-size-complex="11pt"/>
    </style:style>
    <style:style style:name="P10" style:family="paragraph" style:parent-style-name="Standard">
      <style:text-properties style:font-name="Arial" fo:font-size="11pt" fo:language="nn" fo:country="NO" style:font-size-asian="11pt" style:font-name-complex="Arial1" style:font-size-complex="11pt"/>
    </style:style>
    <style:style style:name="P11" style:family="paragraph" style:parent-style-name="Standard">
      <style:text-properties style:font-name="Arial" fo:font-size="11pt" fo:language="nn" fo:country="NO" officeooo:rsid="0002983e" officeooo:paragraph-rsid="0002983e" style:font-size-asian="11pt" style:font-name-complex="Arial1" style:font-size-complex="11pt"/>
    </style:style>
    <style:style style:name="P12" style:family="paragraph" style:parent-style-name="Standard">
      <style:text-properties style:font-name="Arial" style:font-name-complex="Arial1"/>
    </style:style>
    <style:style style:name="P13" style:family="paragraph" style:parent-style-name="Standard">
      <style:text-properties fo:language="nn" fo:country="NO"/>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style>
    <style:style style:name="P16" style:family="paragraph" style:parent-style-name="Standard">
      <style:text-properties fo:color="#222222" style:font-name="Arial" fo:font-size="11pt" fo:background-color="#fafafa" style:font-size-asian="11pt" style:font-name-complex="Arial1" style:font-size-complex="11pt"/>
    </style:style>
    <style:style style:name="P17" style:family="paragraph" style:parent-style-name="Standard">
      <style:text-properties officeooo:rsid="0002983e" officeooo:paragraph-rsid="0002983e"/>
    </style:style>
    <style:style style:name="P18" style:family="paragraph" style:parent-style-name="Standard">
      <style:text-properties officeooo:paragraph-rsid="00031ddc"/>
    </style:style>
    <style:style style:name="P19" style:family="paragraph" style:parent-style-name="Listeavsnitt">
      <style:text-properties style:font-name="Arial" fo:font-size="11pt" fo:font-weight="bold" style:font-size-asian="11pt" style:font-weight-asian="bold" style:font-name-complex="Arial1" style:font-size-complex="11pt"/>
    </style:style>
    <style:style style:name="P20" style:family="paragraph" style:parent-style-name="Listeavsnitt">
      <style:paragraph-properties fo:margin-left="0in" fo:margin-right="0in" fo:text-indent="0in" style:auto-text-indent="false"/>
    </style:style>
    <style:style style:name="P21"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1" style:font-size-complex="11pt"/>
    </style:style>
    <style:style style:name="P22"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 fo:font-size="11pt" style:font-size-asian="11pt" style:font-name-complex="Arial1" style:font-size-complex="11pt"/>
    </style:style>
    <style:style style:name="P23" style:family="paragraph" style:parent-style-name="Normal_20__28_Web_29_">
      <style:paragraph-properties fo:margin-top="0.0311in" fo:margin-bottom="0.0835in" loext:contextual-spacing="false" style:line-height-at-least="0.1764in"/>
      <style:text-properties fo:color="#222222" style:font-name="Arial" fo:font-size="11pt" officeooo:rsid="0002983e" officeooo:paragraph-rsid="0002983e" style:font-size-asian="11pt" style:font-name-complex="Arial1" style:font-size-complex="11pt"/>
    </style:style>
    <style:style style:name="P24" style:family="paragraph" style:parent-style-name="Standard">
      <style:text-properties style:font-name="Arial" fo:font-size="11pt" officeooo:rsid="0002983e" officeooo:paragraph-rsid="0003cf95" style:font-size-asian="11pt" style:font-name-complex="Arial1" style:font-size-complex="11pt"/>
    </style:style>
    <style:style style:name="P25" style:family="paragraph" style:parent-style-name="Standard">
      <style:text-properties style:font-name="Arial" fo:font-size="11pt" officeooo:rsid="0002983e" officeooo:paragraph-rsid="0002983e" style:font-size-asian="11pt" style:font-name-complex="Arial1" style:font-size-complex="11pt"/>
    </style:style>
    <style:style style:name="P26" style:family="paragraph" style:parent-style-name="Standard">
      <style:text-properties style:font-name="Arial" fo:font-size="11pt" officeooo:rsid="0002983e" officeooo:paragraph-rsid="00040668" style:font-size-asian="11pt" style:font-name-complex="Arial1" style:font-size-complex="11pt"/>
    </style:style>
    <style:style style:name="P27" style:family="paragraph" style:parent-style-name="Standard">
      <style:text-properties style:font-name="Arial" fo:font-size="11pt" officeooo:rsid="0002983e" officeooo:paragraph-rsid="00065c27" style:font-size-asian="11pt" style:font-name-complex="Arial1" style:font-size-complex="11pt"/>
    </style:style>
    <style:style style:name="P28" style:family="paragraph" style:parent-style-name="Standard">
      <style:text-properties style:font-name="Arial" fo:font-size="11pt" officeooo:paragraph-rsid="00040668" style:font-size-asian="11pt" style:font-name-complex="Arial1" style:font-size-complex="11pt"/>
    </style:style>
    <style:style style:name="P29" style:family="paragraph" style:parent-style-name="Standard">
      <style:text-properties style:font-name="Arial" fo:font-size="11pt" officeooo:rsid="00040668" officeooo:paragraph-rsid="00040668" style:font-size-asian="11pt" style:font-name-complex="Arial1" style:font-size-complex="11pt"/>
    </style:style>
    <style:style style:name="P30" style:family="paragraph" style:parent-style-name="Overskrift_20_1">
      <style:paragraph-properties fo:margin-left="0in" fo:margin-right="-0.0016in" fo:text-indent="0in" style:auto-text-indent="false"/>
    </style:style>
    <style:style style:name="P31" style:family="paragraph" style:parent-style-name="Listeavsnitt" style:list-style-name="WWNum1"/>
    <style:style style:name="P32" style:family="paragraph" style:parent-style-name="Listeavsnitt" style:list-style-name="WWNum1">
      <style:text-properties style:font-name="Arial" fo:font-size="11pt" fo:font-weight="bold" style:font-size-asian="11pt" style:font-weight-asian="bold" style:font-name-complex="Arial1" style:font-size-complex="11pt"/>
    </style:style>
    <style:style style:name="P33" style:family="paragraph" style:parent-style-name="Listeavsnitt" style:list-style-name="WWNum3">
      <style:text-properties style:font-name="Arial" fo:font-size="11pt" fo:font-weight="bold" style:font-size-asian="11pt" style:font-weight-asian="bold" style:font-name-complex="Arial1" style:font-size-complex="11pt"/>
    </style:style>
    <style:style style:name="P34" style:family="paragraph" style:parent-style-name="Listeavsnitt" style:list-style-name="WWNum3">
      <style:text-properties style:font-name="Arial" fo:font-size="11pt" style:font-size-asian="11pt" style:font-name-complex="Arial1" style:font-size-complex="11pt"/>
    </style:style>
    <style:style style:name="P35" style:family="paragraph" style:parent-style-name="Listeavsnitt" style:list-style-name="WWNum3"/>
    <style:style style:name="P36" style:family="paragraph" style:parent-style-name="Listeavsnitt" style:list-style-name="WWNum1">
      <style:paragraph-properties fo:margin-left="0.3453in" fo:margin-right="0in" fo:text-indent="-0.3453in" style:auto-text-indent="false"/>
      <style:text-properties style:font-name="Arial" fo:font-size="11pt" style:font-size-asian="11pt" style:font-name-complex="Arial1" style:font-size-complex="11pt"/>
    </style:style>
    <style:style style:name="P37" style:family="paragraph" style:parent-style-name="Listeavsnitt" style:list-style-name="WWNum1">
      <style:paragraph-properties fo:margin-left="0.3453in" fo:margin-right="0in" fo:text-indent="-0.3453in" style:auto-text-indent="false"/>
    </style:style>
    <style:style style:name="T1" style:family="text">
      <style:text-properties style:font-name="Cambria" style:font-name-asian="宋体"/>
    </style:style>
    <style:style style:name="T2" style:family="text">
      <style:text-properties style:font-name="Arial" fo:font-size="12pt" fo:font-style="normal" fo:font-weight="bold" style:font-size-asian="12pt" style:font-style-asian="normal" style:font-weight-asian="bold" style:font-name-complex="Arial1" style:font-size-complex="12pt"/>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officeooo:rsid="00031ddc" style:font-size-asian="11pt" style:font-name-complex="Arial1" style:font-size-complex="11pt"/>
    </style:style>
    <style:style style:name="T6" style:family="text">
      <style:text-properties style:font-name="Arial" fo:font-size="11pt" fo:background-color="#ffffff" loext:char-shading-value="0" style:font-size-asian="11pt" style:font-name-complex="Arial1" style:font-size-complex="11pt"/>
    </style:style>
    <style:style style:name="T7" style:family="text">
      <style:text-properties style:font-name="Arial" fo:font-size="11pt" fo:background-color="#fafafa" loext:char-shading-value="0" style:font-size-asian="11pt" style:font-name-complex="Arial1" style:font-size-complex="11pt"/>
    </style:style>
    <style:style style:name="T8" style:family="text">
      <style:text-properties style:font-name="Arial" fo:font-size="11pt" fo:font-style="normal" fo:font-weight="normal" style:font-size-asian="11pt" style:font-style-asian="normal" style:font-weight-asian="normal" style:font-name-complex="Arial1" style:font-size-complex="11pt"/>
    </style:style>
    <style:style style:name="T9" style:family="text">
      <style:text-properties style:font-name="Arial" style:font-name-complex="Arial1"/>
    </style:style>
    <style:style style:name="T10" style:family="text">
      <style:text-properties fo:color="#222222" style:font-name="Arial" fo:font-size="11pt" fo:background-color="#fafafa" loext:char-shading-value="0" style:font-size-asian="11pt" style:font-name-complex="Arial1" style:font-size-complex="11pt"/>
    </style:style>
    <style:style style:name="T11" style:family="text">
      <style:text-properties officeooo:rsid="0002983e"/>
    </style:style>
    <style:style style:name="T12" style:family="text">
      <style:text-properties officeooo:rsid="00040668"/>
    </style:style>
    <style:style style:name="T13" style:family="text">
      <style:text-properties officeooo:rsid="0005f564"/>
    </style:style>
    <style:style style:name="T14" style:family="text">
      <style:text-properties officeooo:rsid="00193e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0">Opprette nytt emne:</text:p>
            <table:table table:name="Table1" table:style-name="Table1">
              <table:table-column table:style-name="Table1.A"/>
              <table:table-row table:style-name="Table1.1">
                <table:table-cell table:style-name="Table1.A1" office:value-type="string">
                  <text:p text:style-name="P11">x</text:p>
                </table:table-cell>
              </table:table-row>
            </table:table>
            <text:p text:style-name="P10"><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6"/>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8344921435348513506" text:style-name="WWNum1">
              <text:list-item>
                <text:p text:style-name="P32">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9"/>
          </table:table-cell>
        </table:table-row>
        <table:table-row table:style-name="Table54.5">
          <table:table-cell table:style-name="Table54.A4" table:number-columns-spanned="2" office:value-type="string">
            <text:list xml:id="list110835265316191" text:continue-numbering="true" text:style-name="WWNum1">
              <text:list-item>
                <text:list>
                  <text:list-item>
                    <text:p text:style-name="P36">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10836539814586" text:continue-numbering="true" text:style-name="WWNum1">
              <text:list-item>
                <text:list>
                  <text:list-item>
                    <text:p text:style-name="P36">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10836288887598" text:continue-numbering="true" text:style-name="WWNum1">
              <text:list-item>
                <text:list>
                  <text:list-item>
                    <text:p text:style-name="P37"><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7">x</text:p>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110836870306103" text:continue-numbering="true" text:style-name="WWNum1">
              <text:list-item>
                <text:p text:style-name="P32">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9"/>
          </table:table-cell>
        </table:table-row>
        <table:table-row table:style-name="Table54.11">
          <table:table-cell table:style-name="Table54.A10" table:number-columns-spanned="2" office:value-type="string">
            <text:list xml:id="list110834893213868" text:continue-numbering="true" text:style-name="WWNum1">
              <text:list-item>
                <text:list>
                  <text:list-item>
                    <text:p text:style-name="P36">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6"/>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6"/>
                </table:table-cell>
              </table:table-row>
              <table:table-row table:style-name="Table9.1">
                <table:table-cell table:style-name="Table9.A1" office:value-type="string">
                  <text:p text:style-name="P6">Vår:</text:p>
                </table:table-cell>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10836588488586" text:continue-numbering="true" text:style-name="WWNum1">
              <text:list-item>
                <text:list>
                  <text:list-item>
                    <text:p text:style-name="P36">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10836107971705" text:continue-numbering="true" text:style-name="WWNum1">
              <text:list-item>
                <text:list>
                  <text:list-item>
                    <text:p text:style-name="P36">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110835883459937" text:continue-numbering="true" text:style-name="WWNum1">
              <text:list-item>
                <text:p text:style-name="P32">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9"/>
          </table:table-cell>
        </table:table-row>
        <table:table-row table:style-name="Table54.4">
          <table:table-cell table:style-name="Table54.A16" table:number-columns-spanned="2" office:value-type="string">
            <text:list xml:id="list110836813629375" text:continue-numbering="true" text:style-name="WWNum1">
              <text:list-item>
                <text:list>
                  <text:list-item>
                    <text:p text:style-name="P36">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36433545051" text:continue-numbering="true" text:style-name="WWNum1">
              <text:list-item>
                <text:list>
                  <text:list-item>
                    <text:p text:style-name="P37"><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36736019473" text:continue-numbering="true" text:style-name="WWNum1">
              <text:list-item>
                <text:list>
                  <text:list-item>
                    <text:p text:style-name="P36">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35266761987" text:continue-numbering="true" text:style-name="WWNum1">
              <text:list-item>
                <text:list>
                  <text:list-item>
                    <text:p text:style-name="P36">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10835836218334" text:continue-numbering="true" text:style-name="WWNum1">
              <text:list-item>
                <text:list>
                  <text:list-item>
                    <text:p text:style-name="P36">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110835991107695" text:continue-numbering="true" text:style-name="WWNum1">
              <text:list-item>
                <text:p text:style-name="P31"><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17">Data analyse <text:s/>og maskinlaering med numeriske prosjekt</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Data analyse og maskinlaering med numeriske prosjekt</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Data Analysis and Machine Learning with Numerical Project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110836558345324" text:continue-numbering="true" text:style-name="WWNum1">
              <text:list-item>
                <text:p text:style-name="P32">Forslag til emnekode </text:p>
              </text:list-item>
            </text:list>
            <text:p text:style-name="P20"><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MAT410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MAT310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110836518998885" text:continue-numbering="true" text:style-name="WWNum1">
              <text:list-item>
                <text:p text:style-name="P32">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110835962398643" text:continue-numbering="true" text:style-name="WWNum1">
              <text:list-item>
                <text:p text:style-name="P32">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7">2018</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7">x</text:p>
                </table:table-cell>
              </table:table-row>
              <table:table-row table:style-name="Table28.1">
                <table:table-cell table:style-name="Table28.A1" office:value-type="string">
                  <text:p text:style-name="P6">Vår:</text:p>
                </table:table-cell>
                <table:table-cell table:style-name="Table28.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110836528400412" text:continue-numbering="true" text:style-name="WWNum1">
              <text:list-item>
                <text:p text:style-name="P31"><text:span text:style-name="Standardskrift_20_for_20_avsnitt"><text:span text:style-name="T3">Undervisningsspråk</text:span></text:span></text:p>
              </text:list-item>
            </text:list>
            <text:p text:style-name="P13"/>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110835546411914" text:continue-numbering="true" text:style-name="WWNum1">
              <text:list-item>
                <text:p text:style-name="P32">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24">Probability theory, <text:span text:style-name="T13">data analysis, </text:span><text:s/>statistical methods <text:span text:style-name="T13">and machine learning </text:span>play a central role in sci<text:span text:style-name="T12">ence. </text:span>Th<text:span text:style-name="T12">is</text:span> course <text:span text:style-name="T13">aims to </text:span>introduc<text:span text:style-name="T13">ing</text:span> a variety of central algorithms and methods essential for studies of data analysis and machine learning, <text:span text:style-name="T12">including Bayesian statistics, Monte Carlo methods and data optimization and central algorithms for machine learning. </text:span></text:p>
            <text:p text:style-name="P7"/>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rows-spanned="2" table:number-columns-spanned="2" office:value-type="string">
            <text:list xml:id="list110835794205679" text:continue-numbering="true" text:style-name="WWNum1">
              <text:list-item>
                <text:p text:style-name="P32">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9">http://www.uio.no/for-ansatte/arbeidsstotte/sta/enheter/mn/emner-program/emner/mn-retningslinjer-emner.html</text:span></text:a></text:p>
          </table:table-cell>
          <table:covered-table-cell/>
          <table:table-cell table:style-name="Table54.A1" table:number-columns-spanned="9" office:value-type="string">
            <text:p text:style-name="P28">Hovedemne:</text:p>
            <text:p text:style-name="P28"/>
            <text:p text:style-name="P28"><text:span text:style-name="T11"><text:s/>After having completed this course you will</text:span></text:p>
            <text:p text:style-name="P7"/>
            <text:p text:style-name="P7">-<text:span text:style-name="T12">Have knowledge </text:span><text:s/>about basic data analysis, Bayesian statistics, Monte Carlo methods, data optimization and machine learning;</text:p>
            <text:p text:style-name="P7">-Be capable of extending the acquired knowledge to other systems and cases;</text:p>
            <text:p text:style-name="P7">-Have an understanding of central algorithms used in data analysis and machine learning;</text:p>
            <text:p text:style-name="P7">-Have a basic knowledge of Bayesian statistics and learning and common distributions;</text:p>
            <text:p text:style-name="P7">-Gain knowledge of central aspects of Monte Carlo methods, Markov chains, Gibbs samplers and their possible applications, from numerical integration to simulation of stock markets;</text:p>
            <text:p text:style-name="P7">-Understand linear methods for regression and classification;</text:p>
            <text:p text:style-name="P7">Learn about neural network, genetic algorithms and Boltzmann machines;</text:p>
            <text:p text:style-name="P7"/>
            <text:p text:style-name="P29">After completion, you will be able to </text:p>
            <text:p text:style-name="P26">-<text:span text:style-name="T12">w</text:span>ork on numerical projects t<text:span text:style-name="T12">hat involve data analysis and machine learning;</text:span></text:p>
            <text:p text:style-name="P26"><text:span text:style-name="T12">-</text:span>develop and structure large codes for studying these systems <text:span text:style-name="T12">and get</text:span> acquainted with computing facilities and learn to handle large scientific projects;</text:p>
            <text:p text:style-name="P27"><text:s/><text:span text:style-name="T14">- you understand how to use tools to make science reproducible and have a sound ethical approach to scientific problems.</text:span></text:p>
            <text:p text:style-name="P2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P8">Eventuell klon:<text:span text:style-name="T11"> Same as above.</text:span></text:p>
            <text:p text:style-name="P7"><text: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columns-spanned="2" office:value-type="string">
            <text:list xml:id="list110835360340617" text:continue-numbering="true" text:style-name="WWNum1">
              <text:list-item>
                <text:p text:style-name="P32">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10835069937070" text:continue-numbering="true" text:style-name="WWNum1">
              <text:list-item>
                <text:p text:style-name="P32">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8">Hovedemne:<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8">Eventuell klon:<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table-cell table:style-name="Table54.A1" table:number-rows-spanned="2" table:number-columns-spanned="2" office:value-type="string">
            <text:list xml:id="list110835426955065" text:continue-numbering="true" text:style-name="WWNum1">
              <text:list-item>
                <text:p text:style-name="P32">Anbefalte forkunnskaper</text:p>
              </text:list-item>
            </text:list>
            <text:p text:style-name="P6">Bygger emnet på andre emner? </text:p>
          </table:table-cell>
          <table:covered-table-cell/>
          <table:table-cell table:style-name="Table54.A1" table:number-columns-spanned="9" office:value-type="string">
            <text:p text:style-name="P8">Hovedemne:<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8">Eventuell klon:<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10836918077502" text:continue-numbering="true" text:style-name="WWNum1">
              <text:list-item>
                <text:p text:style-name="P31"><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6">Hovedemne:</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6">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ext:soft-page-break/>
        <table:table-row table:style-name="Table54.42">
          <table:table-cell table:style-name="Table54.A1" table:number-columns-spanned="2" office:value-type="string">
            <text:list xml:id="list110835248078439" text:continue-numbering="true" text:style-name="WWNum1">
              <text:list-item>
                <text:p text:style-name="P32">Tregangersregelen</text:p>
              </text:list-item>
            </text:list>
            <text:p text:style-name="P18"><text:span text:style-name="Standardskrift_20_for_20_avsnitt"><text:span text:style-name="T4">Hvilke emner skal dette emnet ses i sammenheng med ved praktisering av </text:span></text:span><text:span text:style-name="Standardskrift_20_for_20_avsnitt"><text:span text:style-name="T5">Data Analysis and Machine Learning with Numerical Projects</text:span></text:span><text:span text:style-name="Standardskrift_20_for_20_avsnitt"><text:span text:style-name="T4">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110835034388195" text:continue-numbering="true" text:style-name="WWNum1">
              <text:list-item>
                <text:p text:style-name="P31"><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6">Det må stå om det er obligatorisk oppmøte på første forelesning eller liknende.</text:span></text:span></text:p>
          </table:table-cell>
          <table:covered-table-cell/>
          <table:table-cell table:style-name="Table54.A1" table:number-columns-spanned="9" office:value-type="string">
            <text:p text:style-name="P8">Hovedemne:<text:span text:style-name="T11">Four lectures per week, Fall semester, 10 ECTS;</text:span></text:p>
            <text:p text:style-name="P7">Four hours of laboratory sessions for work on computational projects;</text:p>
            <text:p text:style-name="P7">Three projects which are graded and count 60% of the final grade;</text:p>
            <text:p text:style-name="P7">A selected number of weekly assignments which count 10% of the final grade;</text:p>
            <text:p text:style-name="P7">Final written exam which counts 30%of the final grade;</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8">Eventuell klon:<text:bookmark text:name="_GoBack"/><text:span text:style-name="T11">Four lectures per week, Fall semester, 10 ECTS;</text:span></text:p>
            <text:p text:style-name="P7">Four hours of laboratory sessions for work on computational projects;</text:p>
            <text:p text:style-name="P7">Three projects which are graded and count 60% of the final grade;</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able:table-row table:style-name="Table54.50">
          <table:table-cell table:style-name="Table54.A1" table:number-rows-spanned="2" table:number-columns-spanned="2" office:value-type="string">
            <text:list xml:id="list110835814193678" text:continue-numbering="true" text:style-name="WWNum1">
              <text:list-item>
                <text:p text:style-name="P32">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8">Hovedemne:<text:span text:style-name="T11">Three projects which are graded and count 60% of the final grade;</text:span></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8">Eventuell klon:<text:span text:style-name="T11">Three projects which are graded and count 60% of the final grade;</text:span></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10835638070107" text:continue-numbering="true" text:style-name="WWNum1">
              <text:list-item>
                <text:p text:style-name="P32">Hjelpemidler</text:p>
              </text:list-item>
            </text:list>
            <text:p text:style-name="P21"/>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6"/>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7">x</text:p>
                </table:table-cell>
              </table:table-row>
            </table:table>
            <text:p text:style-name="P6">Spesifiser:<text:span text:style-name="T11">2 A4 pages with written notes</text:span></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110836556987755" text:continue-numbering="true" text:style-name="WWNum1">
              <text:list-item>
                <text:p text:style-name="P32">Eksamensspråk</text:p>
              </text:list-item>
            </text:list>
          </table:table-cell>
          <table:covered-table-cell/>
          <table:table-cell table:style-name="Table54.A29" table:number-columns-spanned="9" office:value-type="string">
            <text:p text:style-name="P16">Du kan besvare eksamen på norsk, svensk, dansk eller engelsk.</text:p>
            <table:table table:name="Table36" table:style-name="Table36">
              <table:table-column table:style-name="Table36.A"/>
              <table:table-row table:style-name="Table36.1">
                <table:table-cell table:style-name="Table36.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22">Dersom emnet undervises på engelsk vil det bare tilbys eksamensoppgavetekst på engelsk.</text:p>
            <text:p text:style-name="P22">Du kan besvare eksamen på norsk, svensk, dansk eller engelsk.</text:p>
            <table:table table:name="Table37" table:style-name="Table37">
              <table:table-column table:style-name="Table37.A"/>
              <table:table-row table:style-name="Table37.1">
                <table:table-cell table:style-name="Table37.A1" office:value-type="string">
                  <text:p text:style-name="P23">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16">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10835907483987" text:continue-numbering="true" text:style-name="WWNum1">
              <text:list-item>
                <text:p text:style-name="P32">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7">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7">x</text:p>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6851842425116665578" text:style-name="WWNum3">
              <text:list-item>
                <text:p text:style-name="P33">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16">Utsatt og ny eksamen.</text:p>
            <table:table table:name="Table43" table:style-name="Table43">
              <table:table-column table:style-name="Table43.A"/>
              <table:table-row table:style-name="Table43.1">
                <table:table-cell table:style-name="Table43.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7">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2">(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0">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4"/>
                </table:table-cell>
              </table:table-row>
            </table:table>
            <text:p text:style-name="P14"/>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10835355971933" text:continue-numbering="true" text:style-name="WWNum3">
              <text:list-item>
                <text:p text:style-name="P33">Forslag til pensum</text:p>
              </text:list-item>
            </text:list>
            <text:p text:style-name="P6">Til bruk for godkjenning lokalt</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9">Hovedemne:</text:p>
            <text:p text:style-name="P9"/>
          </table: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able:table-row table:style-name="Table54.64">
          <table:covered-table-cell/>
          <table:covered-table-cell/>
          <table:table-cell table:style-name="Table54.A1" table:number-columns-spanned="9" office:value-type="string">
            <text:p text:style-name="P9">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able:table-row table:style-name="Table54.65">
          <table:table-cell table:style-name="Table54.A3" table:number-columns-spanned="11" office:value-type="string">
            <text:p text:style-name="P30"/>
            <text:p text:style-name="P30"><text:span text:style-name="Utheving"><text:span text:style-name="T8">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9"/>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7">
          <table:table-cell table:style-name="Table54.A67" table:number-columns-spanned="2" office:value-type="string">
            <text:list xml:id="list110836481046432" text:continue-numbering="true" text:style-name="WWNum3">
              <text:list-item>
                <text:p text:style-name="P35"><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110835987601373" text:continue-numbering="true" text:style-name="WWNum3">
              <text:list-item>
                <text:p text:style-name="P34">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110836546480413" text:continue-numbering="true" text:style-name="WWNum3">
              <text:list-item>
                <text:p text:style-name="P35"><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110836058229575" text:continue-numbering="true" text:style-name="WWNum3">
              <text:list-item>
                <text:p text:style-name="P34">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110835845530945" text:continue-numbering="true" text:style-name="WWNum3">
              <text:list-item>
                <text:p text:style-name="P34">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ext:soft-page-break/>
        <table:table-row table:style-name="Table54.72">
          <table:table-cell table:style-name="Table54.A72" table:number-columns-spanned="2" office:value-type="string">
            <text:list xml:id="list110837025336729" text:continue-numbering="true" text:style-name="WWNum3">
              <text:list-item>
                <text:p text:style-name="P34">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110835051605453" text:continue-numbering="true" text:style-name="WWNum3">
              <text:list-item>
                <text:p text:style-name="P34">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110836888815047" text:continue-numbering="true" text:style-name="WWNum3">
              <text:list-item>
                <text:p text:style-name="P34">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3" style:display-name="ListLabel 3" style:family="text">
      <style:text-properties fo:font-size="11pt" style:font-size-asian="11pt" style:font-name-complex="Arial1" style:font-family-complex="Arial" style:font-family-generic-complex="system" style:font-pitch-complex="variable"/>
    </style:style>
    <style:style style:name="ListLabel_20_4" style:display-name="ListLabel 4" style:family="text">
      <style:text-properties fo:font-size="11pt" style:font-size-asian="11pt" style:font-name-complex="Arial1" style:font-family-complex="Arial" style:font-family-generic-complex="system" style:font-pitch-complex="variable"/>
    </style:style>
    <style:style style:name="ListLabel_20_5" style:display-name="ListLabel 5" style:family="text">
      <style:text-properties fo:font-size="11pt" style:font-size-asian="11pt" style:font-name-complex="Arial1" style:font-family-complex="Arial" style:font-family-generic-complex="system" style:font-pitch-complex="variable"/>
    </style:style>
    <style:style style:name="ListLabel_20_6" style:display-name="ListLabel 6" style:family="text">
      <style:text-properties fo:font-size="11pt" style:font-size-asian="11pt" style:font-name-complex="Arial1" style:font-family-complex="Arial" style:font-family-generic-complex="system" style:font-pitch-complex="variable"/>
    </style:style>
    <style:style style:name="ListLabel_20_7" style:display-name="ListLabel 7" style:family="text">
      <style:text-properties fo:font-size="11pt" style:font-size-asian="11pt" style:font-name-complex="Arial1" style:font-family-complex="Arial" style:font-family-generic-complex="system" style:font-pitch-complex="variable"/>
    </style:style>
    <style:style style:name="ListLabel_20_8" style:display-name="ListLabel 8" style:family="text">
      <style:text-properties fo:font-size="11pt" style:font-size-asian="11pt" style:font-name-complex="Arial1" style:font-family-complex="Arial" style:font-family-generic-complex="system" style:font-pitch-complex="variable"/>
    </style:style>
    <style:style style:name="ListLabel_20_9" style:display-name="ListLabel 9" style:family="text">
      <style:text-properties fo:font-size="11pt" style:font-size-asian="11pt"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6</text:page-number></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8</meta:editing-cycles>
    <meta:print-date>2016-01-28T13:06:00</meta:print-date>
    <meta:creation-date>2017-01-17T13:19:00</meta:creation-date>
    <dc:date>2017-04-15T11:07:00.163317000</dc:date>
    <meta:editing-duration>PT1H41M49S</meta:editing-duration>
    <meta:generator>LibreOffice/5.2.4.2$MacOSX_X86_64 LibreOffice_project/3d5603e1122f0f102b62521720ab13a38a4e0eb0</meta:generator>
    <meta:document-statistic meta:table-count="54" meta:image-count="0" meta:object-count="0" meta:page-count="6" meta:paragraph-count="218" meta:word-count="1560" meta:character-count="10470" meta:non-whitespace-character-count="9126"/>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